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1e27e8" officeooo:paragraph-rsid="0015898c"/>
    </style:style>
    <style:style style:name="P2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0dde19" officeooo:paragraph-rsid="0015898c"/>
    </style:style>
    <style:style style:name="P3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1a0c46" officeooo:paragraph-rsid="0015898c"/>
    </style:style>
    <style:style style:name="P4" style:family="paragraph" style:parent-style-name="Standard">
      <style:paragraph-properties fo:margin-top="0.101cm" fo:margin-bottom="0.101cm" loext:contextual-spacing="false" fo:line-height="115%"/>
      <style:text-properties fo:font-style="normal" style:text-underline-style="solid" style:text-underline-width="auto" style:text-underline-color="font-color" officeooo:rsid="000c2479" officeooo:paragraph-rsid="0015898c" style:font-style-asian="normal" style:font-style-complex="normal"/>
    </style:style>
    <style:style style:name="P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tyle="normal" style:text-underline-style="none" fo:font-weight="bold" officeooo:rsid="00044165" officeooo:paragraph-rsid="0015a7c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15%"/>
      <style:text-properties officeooo:paragraph-rsid="0015898c"/>
    </style:style>
    <style:style style:name="P7" style:family="paragraph" style:parent-style-name="Standard">
      <style:paragraph-properties fo:margin-top="0.101cm" fo:margin-bottom="0.101cm" loext:contextual-spacing="false" fo:line-height="115%"/>
      <style:text-properties officeooo:paragraph-rsid="00175222"/>
    </style:style>
    <style:style style:name="P8" style:family="paragraph" style:parent-style-name="Standard">
      <style:paragraph-properties fo:margin-top="0.101cm" fo:margin-bottom="0.101cm" loext:contextual-spacing="false" fo:line-height="115%"/>
      <style:text-properties officeooo:paragraph-rsid="0015898c"/>
    </style:style>
    <style:style style:name="P9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0dde19" officeooo:paragraph-rsid="0015898c"/>
    </style:style>
    <style:style style:name="P10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1a0c46" officeooo:paragraph-rsid="0018445d"/>
    </style:style>
    <style:style style:name="P11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1b27b6" officeooo:paragraph-rsid="0015898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a658" style:font-style-asian="normal" style:font-style-complex="normal"/>
    </style:style>
    <style:style style:name="T3" style:family="text">
      <style:text-properties fo:font-style="normal" officeooo:rsid="001ef74e" style:font-style-asian="normal" style:font-style-complex="normal"/>
    </style:style>
    <style:style style:name="T4" style:family="text">
      <style:text-properties fo:font-style="normal" officeooo:rsid="0016a692" style:font-style-asian="normal" style:font-style-complex="normal"/>
    </style:style>
    <style:style style:name="T5" style:family="text">
      <style:text-properties fo:font-style="normal" officeooo:rsid="0018367e" style:font-style-asian="normal" style:font-style-complex="normal"/>
    </style:style>
    <style:style style:name="T6" style:family="text">
      <style:text-properties fo:font-style="normal" officeooo:rsid="001e27e8" style:font-style-asian="normal" style:font-style-complex="normal"/>
    </style:style>
    <style:style style:name="T7" style:family="text">
      <style:text-properties fo:font-style="normal" officeooo:rsid="0018445d" style:font-style-asian="normal" style:font-style-complex="normal"/>
    </style:style>
    <style:style style:name="T8" style:family="text">
      <style:text-properties fo:font-style="normal" style:text-underline-style="none" officeooo:rsid="000c2479" style:font-style-asian="normal" style:font-style-complex="normal"/>
    </style:style>
    <style:style style:name="T9" style:family="text">
      <style:text-properties fo:font-style="normal" style:text-underline-style="none" officeooo:rsid="0010974c" style:font-style-asian="normal" style:font-style-complex="normal"/>
    </style:style>
    <style:style style:name="T10" style:family="text">
      <style:text-properties fo:font-style="normal" style:text-underline-style="none" officeooo:rsid="000dde19" style:font-style-asian="normal" style:font-style-complex="normal"/>
    </style:style>
    <style:style style:name="T11" style:family="text">
      <style:text-properties fo:font-style="normal" style:text-underline-style="none" officeooo:rsid="000e04f8" style:font-style-asian="normal" style:font-style-complex="normal"/>
    </style:style>
    <style:style style:name="T12" style:family="text">
      <style:text-properties fo:font-style="normal" style:text-underline-style="none" officeooo:rsid="00175222" style:font-style-asian="normal" style:font-style-complex="normal"/>
    </style:style>
    <style:style style:name="T13" style:family="text">
      <style:text-properties fo:font-style="italic" style:text-underline-style="none" officeooo:rsid="000dde19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JO PRACTICO LABORATORIO N.º1: Comandos Unix y Shell scripts</text:p>
      <text:p text:style-name="P4">Shell Scripts</text:p>
      <text:p text:style-name="P6"><text:span text:style-name="T8">1) </text:span><text:span text:style-name="T9">a) </text:span><text:span text:style-name="T10">El script limpia la pantalla y </text:span><text:span text:style-name="T11">entra en un bucle infinito </text:span><text:span text:style-name="T12">enlistando</text:span><text:span text:style-name="T10"> los procesos </text:span><text:span text:style-name="T12">actuales</text:span><text:span text:style-name="T10">. Los comandos que utiliza son los siguientes:</text:span></text:p>
      <text:p text:style-name="P6"><text:span text:style-name="T10">- </text:span><text:span text:style-name="T13">clear: <text:s/></text:span><text:span text:style-name="T10">limpia la pantalla</text:span></text:p>
      <text:p text:style-name="P7"><text:span text:style-name="T10">- </text:span><text:span text:style-name="T13">echo</text:span><text:span text:style-name="T10">: </text:span><text:span text:style-name="T11">imprime un texto en pantalla</text:span></text:p>
      <text:p text:style-name="P6"><text:span text:style-name="T10">-</text:span><text:span text:style-name="T13">ps:</text:span><text:span text:style-name="T10">Enlista procesos actuales</text:span></text:p>
      <text:p text:style-name="P6"><text:span text:style-name="T10"/></text:p>
      <text:p text:style-name="P2"><text:span text:style-name="T1">5</text:span><text:span text:style-name="T4">) Para mejorar el código del script, se </text:span><text:span text:style-name="T5">tiene que sacar la linea 10 </text:span><text:span text:style-name="T4">para que se ejecuten las </text:span><text:span text:style-name="T5">siguientes instrucciones y avisar al usuario que los archivos dentro del directorio en el cual se encuentra van a cambiar las mayúsculas por minúsculas. </text:span><text:span text:style-name="T7">Además hay que informar que se tiene que instalar previamente el comando “gawk” para poder procesar los datos basados en texto de UNIX.</text:span></text:p>
      <text:p text:style-name="P2"><text:span text:style-name="T5"/></text:p>
      <text:p text:style-name="P10"><text:span text:style-name="T5">6</text:span><text:span text:style-name="T1">) </text:span><text:span text:style-name="T7">a) </text:span><text:span text:style-name="T1">Lo que hace el script, es imprimir por pantalla lo que el usuario escribe linea por medio, es decir, repite la linea escrita por el usuario y la siguiente linea no le imprime </text:span><text:span text:style-name="T7">y asi sucesivamente</text:span><text:span text:style-name="T1">. Esto se logra mediante la variante </text:span><text:span text:style-name="T14">toggle</text:span><text:span text:style-name="T1"> que permite ir alternando </text:span><text:span text:style-name="T7">la repetición de la linea</text:span><text:span text:style-name="T1">.</text:span></text:p>
      <text:p text:style-name="P10"><text:span text:style-name="T7"><text:s text:c="4"/>b) </text:span><text:span text:style-name="T1">Si se pone como parámetro “</text:span><text:span text:style-name="T14">-p” </text:span><text:span text:style-name="T1"><text:s/>la primera linea no se repita y la siguiente si. </text:span><text:span text:style-name="T7">Así consecutivamente</text:span></text:p>
      <text:p text:style-name="P3"><text:span text:style-name="T1"/></text:p>
      <text:p text:style-name="P11"><text:span text:style-name="T1">7) </text:span><text:span text:style-name="T6">E</text:span><text:span text:style-name="T1">l Script lo primero que hace es comprobar si la cantidad de parámetros <text:s/>es menor o igual que 2. </text:span><text:span text:style-name="T2">Después busca todos los archivos de texto del directorio, </text:span><text:span text:style-name="T6">el carácter o cadena que se le enviá </text:span><text:span text:style-name="T2">por el segundo argumento y muestra en consola todos los resultados existentes.</text:span></text:p>
      <text:p text:style-name="P11"><text:span text:style-name="T2"/></text:p>
      <text:p text:style-name="P1"><text:span text:style-name="T2">8</text:span><text:span text:style-name="T1">) </text:span><text:span text:style-name="T3">El Script lo que hace es enlistar los archivos del directorio que sean “.h” o “.c”. Si se encuentra la cadena que se le envie por argumento, la imprime en consol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7:04:37.804701694</meta:creation-date>
    <dc:date>2022-03-31T15:50:11.144763412</dc:date>
    <meta:editing-duration>PT35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70" meta:character-count="1537" meta:non-whitespace-character-count="1271"/>
  </office:meta>
</office:document-meta>
</file>